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9">
      <style:text-properties fo:font-weight="normal" style:font-weight-asian="normal" style:font-weight-complex="normal"/>
    </style:style>
    <style:style style:name="P9" style:family="paragraph" style:parent-style-name="Standard" style:list-style-name="L10">
      <style:text-properties fo:font-weight="normal" style:font-weight-asian="normal" style:font-weight-complex="normal"/>
    </style:style>
    <style:style style:name="P10" style:family="paragraph" style:parent-style-name="Standard" style:list-style-name="L11">
      <style:text-properties fo:font-weight="normal" style:font-weight-asian="normal" style:font-weight-complex="normal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7173845660891296498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958484898566976490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Allows dice rolls to be controlled at any point in the game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6650478865086591851" text:style-name="L3">
        <text:list-item>
          <text:list>
            <text:list-item>
              <text:p text:style-name="P5">Display multiple items on the same clearing ( characters and clearings )</text:p>
            </text:list-item>
            <text:list-item>
              <text:p text:style-name="P5">Support treasures (10to50g) ***</text:p>
            </text:list-item>
            <text:list-item>
              <text:p text:style-name="P5">Support treasures appearing, discovery, and looting</text:p>
            </text:list-item>
            <text:list-item>
              <text:p text:style-name="P5">Support multi-round multi-character combat ***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7074603244617931535" text:style-name="L4">
        <text:list-item>
          <text:list>
            <text:list-item>
              <text:p text:style-name="P6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6626195454715704057" text:style-name="L5">
        <text:list-item>
          <text:list>
            <text:list-item>
              <text:p text:style-name="P7">Support weapon, and armor weight ***</text:p>
            </text:list-item>
            <text:list-item>
              <text:p text:style-name="P7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36212417" text:continue-list="list7173845660891296498" text:style-name="L1">
        <text:list-item>
          <text:list>
            <text:list-item>
              <text:p text:style-name="P3">Support cheat mode</text:p>
            </text:list-item>
          </text:list>
        </text:list-item>
      </text:list>
      <text:list xml:id="list8124407769683903060" text:style-name="L6">
        <text:list-item>
          <text:list>
            <text:list-item>
              <text:list>
                <text:list-item>
                  <text:p text:style-name="P11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5288128011978097561" text:style-name="L7">
        <text:list-item>
          <text:list>
            <text:list-item>
              <text:p text:style-name="P12">Characters can start on different dwellings</text:p>
            </text:list-item>
            <text:list-item>
              <text:p text:style-name="P12">Support one round character-2-character combat between 2 players with 2* limit</text:p>
              <text:list>
                <text:list-item>
                  <text:p text:style-name="P12">Each character selects a fight counter, attack direction, armors, move counter and defence direction</text:p>
                </text:list-item>
                <text:list-item>
                  <text:p text:style-name="P12">Ignore fatigued and wounded counters</text:p>
                </text:list-item>
              </text:list>
            </text:list-item>
          </text:list>
        </text:list-item>
      </text:list>
      <text:list xml:id="list6461585796911729669" text:style-name="L8">
        <text:list-item>
          <text:list>
            <text:list-item>
              <text:p text:style-name="P13">Support Networking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5754853078286267594" text:style-name="L9">
        <text:list-item>
          <text:list>
            <text:list-item>
              <text:p text:style-name="P8">Support treasures (10to50g + 1to20 notoriety + -5to30 fame)</text:p>
            </text:list-item>
            <text:list-item>
              <text:p text:style-name="P8">Support victory points</text:p>
            </text:list-item>
            <text:list-item>
              <text:p text:style-name="P8">Support searching for hidden paths, secret passages, hidden enemies, ect.</text:p>
            </text:list-item>
            <text:list-item>
              <text:p text:style-name="P8">Support multi-round multi-character combat</text:p>
              <text:p text:style-name="P8">- <text:s text:c="3"/>Killing a character creates a treasure pile out of his/her possessions</text:p>
            </text:list-item>
            <text:list-item>
              <text:p text:style-name="P8">Support Lost Castle, Lost City</text:p>
            </text:list-item>
            <text:list-item>
              <text:p text:style-name="P8">Support Cloak of mist, Magic spectacles</text:p>
            </text:list-item>
          </text:list>
        </text:list-item>
      </text:list>
      <text:p text:style-name="P1"><text:soft-page-break/></text:p>
      <text:p text:style-name="Standard"><text:span text:style-name="T2"><text:tab/></text:span><text:span text:style-name="T1">85%</text:span></text:p>
      <text:list xml:id="list9046509808692918770" text:style-name="L10">
        <text:list-item>
          <text:list>
            <text:list-item>
              <text:p text:style-name="P9">Support random placement of chits</text:p>
            </text:list-item>
            <text:list-item>
              <text:p text:style-name="P9">Support move restrictions (caves, mountains)</text:p>
            </text:list-item>
            <text:list-item>
              <text:p text:style-name="P9">Support blocking (by characters and monsters)</text:p>
            </text:list-item>
            <text:list-item>
              <text:p text:style-name="P9">Support selling/buying with natives at dwellings</text:p>
            </text:list-item>
            <text:list-item>
              <text:p text:style-name="P9">Support monsters appearing and blocking</text:p>
              <text:p text:style-name="P9">- <text:s text:c="3"/>Every monster roll should activate some monster</text:p>
              <text:p text:style-name="P9">- <text:s text:c="3"/>Need not implement all monsters (start with giant)</text:p>
            </text:list-item>
            <text:list-item>
              <text:p text:style-name="P9">Support multi-round combat with 1 monster</text:p>
            </text:list-item>
            <text:list-item>
              <text:p text:style-name="P9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4913205151860437084" text:style-name="L11">
        <text:list-item>
          <text:list>
            <text:list-item>
              <text:p text:style-name="P10">Support 6 distinct monsters</text:p>
            </text:list-item>
            <text:list-item>
              <text:p text:style-name="P10">Support defty gloves, handy gloves, shoes of stealth, 7 league boots</text:p>
            </text:list-item>
            <text:list-item>
              <text:p text:style-name="P10">Support white knight and berserker</text:p>
            </text:list-item>
            <text:list-item>
              <text:p text:style-name="P10">Support several boards without hardwiring</text:p>
            </text:list-item>
            <text:list-item>
              <text:p text:style-name="P10">Support carrying capacity, treasure, weapon, and armor weight</text:p>
            </text:list-item>
            <text:list-item>
              <text:p text:style-name="P10">Support many more treasures and monsters</text:p>
            </text:list-item>
            <text:list-item>
              <text:p text:style-name="P10">Support horses and treasures in treasures</text:p>
            </text:list-item>
            <text:list-item>
              <text:p text:style-name="P10">Support multiple character/monster combat</text:p>
            </text:list-item>
            <text:list-item>
              <text:p text:style-name="P10">Support players playing simultaneously</text:p>
            </text:list-item>
            <text:list-item>
              <text:p text:style-name="P10">Support magic</text:p>
              <text:p text:style-name="P10">- <text:s text:c="4"/>Minimally enchant tiles and cast lightning bolt and roof collapses</text:p>
            </text:list-item>
            <text:list-item>
              <text:p text:style-name="P10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16T16:05:47.54</dc:date>
    <meta:editing-duration>PT54M10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2" meta:paragraph-count="60" meta:word-count="411" meta:character-count="2499"/>
  </office:meta>
</office:document-meta>
</file>